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fo:background-color="#00ffff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table table:name="Full1" table:style-name="ta1">
        <table:table-column table:style-name="co1" table:number-columns-repeated="20" table:default-cell-style-name="ce1"/>
        <table:table-column table:style-name="co1" table:default-cell-style-name="ce6"/>
        <table:table-row table:style-name="ro1">
          <table:table-cell table:number-columns-repeated="20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table:number-columns-repeated="2" table:style-name="ce5"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table:number-columns-repeated="3" table:style-name="ce5"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5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5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5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number-columns-repeated="3" table:style-name="ce5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number-columns-repeated="2" table:style-name="ce5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3" table:style-name="ce4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style-name="Default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4"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>
          <table:table-cell table:number-columns-repeated="20" office:value-type="float" office:value="0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 style:data-style-name="N2" text:time-value="0000-00-00T00:56:50.8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4:06:36.72</meta:creation-date>
    <dc:date>2014-07-05T01:09:09.69</dc:date>
    <meta:editing-duration>P2DT23H53M17S</meta:editing-duration>
    <meta:editing-cycles>25</meta:editing-cycles>
    <meta:generator>LibreOffice/4.0.6.2$Windows_x86 LibreOffice_project/2e2573268451a50806fcd60ae2d9fe01dd0ce24</meta:generator>
    <meta:document-statistic meta:table-count="1" meta:cell-count="400" meta:object-count="0"/>
  </office:meta>
</office:document-meta>
</file>